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950" officeooo:paragraph-rsid="0001f950"/>
    </style:style>
    <style:style style:name="P2" style:family="paragraph" style:parent-style-name="Standard">
      <style:paragraph-properties fo:text-align="center" style:justify-single-word="false"/>
      <style:text-properties fo:font-size="15pt" fo:font-weight="bold" officeooo:rsid="0001f950" officeooo:paragraph-rsid="0001f950" style:font-size-asian="15pt" style:font-weight-asian="bold" style:font-size-complex="15pt" style:font-weight-complex="bold"/>
    </style:style>
    <style:style style:name="P3" style:family="paragraph" style:parent-style-name="Standard">
      <style:text-properties fo:font-size="13pt" officeooo:rsid="0001f950" officeooo:paragraph-rsid="0001f950" style:font-size-asian="13pt" style:font-size-complex="13pt"/>
    </style:style>
    <style:style style:name="P4" style:family="paragraph" style:parent-style-name="Standard">
      <style:text-properties fo:font-size="13pt" officeooo:rsid="0001f950" officeooo:paragraph-rsid="00042df6" style:font-size-asian="13pt" style:font-size-complex="13pt"/>
    </style:style>
    <style:style style:name="T1" style:family="text">
      <style:text-properties officeooo:rsid="00038b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stone project -The battle of the neighborhood</text:p>
      <text:p text:style-name="P1"/>
      <text:p text:style-name="P3">Discution of the problem</text:p>
      <text:p text:style-name="P3"/>
      <text:p text:style-name="P3"/>
      <text:p text:style-name="P3">The project will deal with the problem of environmental pollution with pm2.5 and pm10 dust in Krakow (Poland). Krakow is one of the largest cities in Poland, inhabited by about 1 million inhabitants. Because of <text:s/>its location in the basin and the density of population – it’s one of the most polluted cities in Europe.</text:p>
      <text:p text:style-name="P3"/>
      <text:p text:style-name="P4">The project will show the location on the map of sensors measuring the air condition. Then the city area will be divided into clusters to check whether the degree of pollution depends on the location of the sensors. It will be checked also if one boroughs are more polluted than another <text:span text:style-name="T1">and whether the degree of pollution depends on the time of day. <text:s/>I will also try Foursquere location data to check if there are playground for kids around the sensors and if it will be very polluted, kids shouldnt go outs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2:39:30.424000000</meta:creation-date>
    <dc:date>2019-02-22T13:07:39.371000000</dc:date>
    <meta:editing-duration>PT7M10S</meta:editing-duration>
    <meta:editing-cycles>3</meta:editing-cycles>
    <meta:generator>LibreOffice/5.4.4.2$Windows_x86 LibreOffice_project/2524958677847fb3bb44820e40380acbe820f960</meta:generator>
    <meta:document-statistic meta:table-count="0" meta:image-count="0" meta:object-count="0" meta:page-count="1" meta:paragraph-count="4" meta:word-count="157" meta:character-count="901" meta:non-whitespace-character-count="745"/>
  </office:meta>
</office:document-meta>
</file>